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6000001EB00000208786E72A2.svm"/>
  <manifest:file-entry manifest:media-type="" manifest:full-path="Pictures/20000016000001A5000001D3A9DC434A.svm"/>
  <manifest:file-entry manifest:media-type="" manifest:full-path="Pictures/200000160000030F000001E3450E26ED.svm"/>
  <manifest:file-entry manifest:media-type="" manifest:full-path="Pictures/20000016000001E9000001D3E398419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fo:color="#000000" style:font-name="Calibri" fo:font-size="12pt" fo:language="ru" fo:country="RU" style:font-size-asian="12pt" style:font-size-complex="12pt"/>
    </style:style>
    <style:style style:name="P4" style:family="paragraph" style:parent-style-name="Standard">
      <style:text-properties fo:color="#000000" style:font-name="Calibri" fo:font-size="11pt" fo:language="ru" fo:country="RU" style:font-size-asian="11pt" style:font-size-complex="11pt"/>
    </style:style>
    <style:style style:name="P5" style:family="paragraph" style:parent-style-name="Standard">
      <style:text-properties fo:color="#000000" style:font-name="Calibri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000000" style:font-name="Calibri" fo:font-size="11pt" fo:language="en" fo:country="US" style:font-size-asian="11pt" style:font-size-complex="11pt"/>
    </style:style>
    <style:style style:name="P7" style:family="paragraph" style:parent-style-name="Standard">
      <style:text-properties fo:color="#000000" style:font-name="Calibri" fo:font-size="11.5pt" fo:language="ru" fo:country="RU" style:font-size-asian="11.5pt" style:font-size-complex="11.5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10" style:family="paragraph" style:parent-style-name="Standard">
      <style:paragraph-properties fo:margin-left="3.752cm" fo:margin-right="0cm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en" fo:country="US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pt" fo:language="ru" fo:country="RU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6.253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7" style:family="paragraph" style:parent-style-name="Standard">
      <style:paragraph-properties fo:margin-left="6.253cm" fo:margin-right="0cm" fo:text-indent="0cm" style:auto-text-indent="false"/>
      <style:text-properties fo:color="#000000" style:font-name="Calibri" fo:font-size="11pt" fo:language="en" fo:country="US" style:font-size-asian="11pt" style:font-size-complex="11pt"/>
    </style:style>
    <style:style style:name="P18" style:family="paragraph" style:parent-style-name="Standard">
      <style:paragraph-properties fo:margin-left="6.253cm" fo:margin-right="0cm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19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20" style:family="paragraph" style:parent-style-name="Standard" style:list-style-name="L1">
      <style:paragraph-properties fo:margin-left="0cm" fo:margin-right="0cm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pt" fo:language="ru" fo:country="RU" fo:font-style="normal" fo:font-weight="normal" style:font-name-asian="Times New Roman" style:font-size-asian="11pt" style:language-asian="ru" style:country-asian="RU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0000" fo:language="ru" fo:country="RU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Times New Roman" style:language-asian="ru" style:country-asian="RU" style:font-name-complex="Times New Roman"/>
    </style:style>
    <style:style style:name="T6" style:family="text">
      <style:text-properties fo:language="ru" fo:country="RU"/>
    </style:style>
    <style:style style:name="T7" style:family="text">
      <style:text-properties fo:color="#000000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ru" fo:country="RU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Times New Roman" style:language-asian="ru" style:country-asian="RU" style:font-name-complex="Times New Roman"/>
    </style:style>
    <style:style style:name="T12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Стили_20_стрелок_20_2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3cm" svg:stroke-color="#000000" draw:marker-start="" draw:marker-start-width="0.245cm" draw:marker-start-center="false" draw:marker-end="Стили_20_стрелок_20_2" draw:marker-end-width="0.34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Ultrafine_20_Dashed" svg:stroke-width="0.03cm" svg:stroke-color="#000000" draw:marker-start="" draw:marker-start-width="0.245cm" draw:marker-start-center="false" draw:marker-end="Стили_20_стрелок_20_2" draw:marker-end-width="0.34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2">Билет 4. </text:span><text:span text:style-name="T11">Кинематика движения тела по окружности. Период, частота, угловая скорость. </text:span></text:p>
      <text:p text:style-name="P7"><text:span text:style-name="T1">Вращательное движение</text:span> — движение, при котором все точки тела описывают окружности, центры которых находятся на одной прямой (оси вращения), перпендикулярной плоскостям этих окружностей.</text:p>
      <text:p text:style-name="P3"><text:span text:style-name="T13">Абсолютно твердое тело</text:span><text:span text:style-name="T3"> — тело, деформациями которого под действием внешних сил можно пренебречь.</text:span></text:p>
      <text:p text:style-name="P4"><text:span text:style-name="T10">Деформация</text:span> — изменение формы или размера тела.</text:p>
      <text:p text:style-name="P4">Примеры вращательного движения: диск, сверло дрели, ….</text:p>
      <text:p text:style-name="P4"/>
      <text:p text:style-name="P10"><draw:g text:anchor-type="paragraph" draw:z-index="0" draw:style-name="gr1"><draw:custom-shape draw:style-name="gr2" draw:text-style-name="P23" svg:width="3.001cm" svg:height="3.001cm" svg:x="0.002cm" svg:y="0.00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3" draw:text-style-name="P23" svg:x1="1.502cm" svg:y1="1.502cm" svg:x2="2.502cm" svg:y2="0.502cm">
      <text:p/>
     </draw:line><draw:line draw:style-name="gr3" draw:text-style-name="P23" svg:x1="1.502cm" svg:y1="1.502cm" svg:x2="3.002cm" svg:y2="1.502cm">
      <text:p/>
     </draw:line><draw:frame draw:style-name="gr4" draw:text-style-name="P24" svg:width="0.786cm" svg:height="0.482cm" svg:x="1.932cm" svg:y="0.951cm">
      <draw:image xlink:href="Pictures/200000160000030F000001E3450E26ED.svm" xlink:type="simple" xlink:show="embed" xlink:actuate="onLoad">
       <text:p/>
      </draw:image>
     </draw:frame><draw:line draw:style-name="gr5" draw:text-style-name="P23" svg:x1="1.769cm" svg:y1="1.228cm" svg:x2="1.875cm" svg:y2="1.466cm">
      <text:p/>
     </draw:line><draw:frame draw:style-name="gr4" draw:text-style-name="P24" svg:width="0.495cm" svg:height="0.526cm" svg:x="2.032cm" svg:y="1.551cm">
      <draw:image xlink:href="Pictures/20000016000001EB00000208786E72A2.svm" xlink:type="simple" xlink:show="embed" xlink:actuate="onLoad">
       <text:p/>
      </draw:image>
     </draw:frame>
    </draw:g>За время<text:span text:style-name="T4"><draw:frame draw:style-name="fr1" draw:name="Объект3" text:anchor-type="as-char" svg:width="0.683cm" svg:height="0.467cm" draw:z-index="2"><draw:object xlink:href="./Object 3" xlink:type="simple" xlink:show="embed" xlink:actuate="onLoad"/><draw:image xlink:href="./ObjectReplacements/Object 3" xlink:type="simple" xlink:show="embed" xlink:actuate="onLoad"/>
     </draw:frame></text:span>точка поворачивается на угол<draw:frame draw:style-name="fr1" draw:name="Объект2" text:anchor-type="as-char" svg:width="0.783cm" svg:height="0.483cm" draw:z-index="6"><draw:object xlink:href="./Object 2" xlink:type="simple" xlink:show="embed" xlink:actuate="onLoad"/><draw:image xlink:href="./ObjectReplacements/Object 2" xlink:type="simple" xlink:show="embed" xlink:actuate="onLoad"/>
    </draw:frame><text:span text:style-name="T4">.</text:span></text:p>
      <text:p text:style-name="P10"><text:span text:style-name="T10">Угол поворота</text:span><text:span text:style-name="T10"><draw:frame draw:style-name="fr1" draw:name="Объект5" text:anchor-type="as-char" svg:width="0.797cm" svg:height="0.504cm" draw:z-index="11"><draw:object xlink:href="./Object 7" xlink:type="simple" xlink:show="embed" xlink:actuate="onLoad"/><draw:image xlink:href="./ObjectReplacements/Object 7" xlink:type="simple" xlink:show="embed" xlink:actuate="onLoad"/>
      <svg:desc>формула</svg:desc>
     </draw:frame></text:span>— <text:span text:style-name="T11">вектор, модуль которого равен углу, на который повернулось тело, направление совпадает с направлением вращения. Направление определяется с помощью правила буравчика: если правый винт вращать по направлению вращения тела, то его поступательное движение укажет направление</text:span><text:span text:style-name="T11"><draw:frame draw:style-name="fr1" draw:name="Объект1" text:anchor-type="as-char" svg:width="0.797cm" svg:height="0.504cm" draw:z-index="15"><draw:object xlink:href="./Object 1" xlink:type="simple" xlink:show="embed" xlink:actuate="onLoad"/><draw:image xlink:href="./ObjectReplacements/Object 1" xlink:type="simple" xlink:show="embed" xlink:actuate="onLoad"/>
      <svg:desc>формула</svg:desc>
     </draw:frame></text:span><text:span text:style-name="T5">.</text:span></text:p>
      <text:p text:style-name="P10">(<draw:frame draw:style-name="fr1" draw:name="Объект4" text:anchor-type="as-char" svg:width="3.665cm" svg:height="0.841cm" draw:z-index="3"><draw:object xlink:href="./Object 4" xlink:type="simple" xlink:show="embed" xlink:actuate="onLoad"/><draw:image xlink:href="./ObjectReplacements/Object 4" xlink:type="simple" xlink:show="embed" xlink:actuate="onLoad"/>
    </draw:frame><text:span text:style-name="T4">)</text:span></text:p>
      <text:p text:style-name="P1"><text:span text:style-name="T1">Средняя угловая скорость </text:span>— векторная физическая величина, равная отношению угла поворота к промежутку времени совершения поворота. </text:p>
      <text:list xml:id="list34475590" text:style-name="L1">
        <text:list-header>
          <text:p text:style-name="P20"><text:span text:style-name="T4"><text:s/></text:span><text:span text:style-name="T4"><draw:frame draw:style-name="fr1" draw:name="Объект20" text:anchor-type="as-char" svg:width="1.861cm" svg:height="1.035cm" draw:z-index="4"><draw:object xlink:href="./Object 5" xlink:type="simple" xlink:show="embed" xlink:actuate="onLoad"/><draw:image xlink:href="./ObjectReplacements/Object 5" xlink:type="simple" xlink:show="embed" xlink:actuate="onLoad"/>
        <svg:desc>формула</svg:desc>
       </draw:frame></text:span><text:span text:style-name="T4"><draw:frame draw:style-name="fr1" draw:name="Объект19" text:anchor-type="as-char" svg:width="2.217cm" svg:height="0.998cm" draw:z-index="5"><draw:object xlink:href="./Object 6" xlink:type="simple" xlink:show="embed" xlink:actuate="onLoad"/><draw:image xlink:href="./ObjectReplacements/Object 6" xlink:type="simple" xlink:show="embed" xlink:actuate="onLoad"/>
        <svg:desc>формула</svg:desc>
       </draw:frame></text:span></text:p>
        </text:list-header>
      </text:list>
      <text:p text:style-name="P2"><text:span text:style-name="T2">Мгновенная угловая скорость</text:span><text:span text:style-name="T6"> — векторная физическая величина, равная отношению угла поворота тела за достаточно малый промежуток времени</text:span><text:span text:style-name="T6"><draw:frame draw:style-name="fr1" draw:name="Объект21" text:anchor-type="as-char" svg:width="0.684cm" svg:height="0.467cm" draw:z-index="7"><draw:object xlink:href="./Object 9" xlink:type="simple" xlink:show="embed" xlink:actuate="onLoad"/><draw:image xlink:href="./ObjectReplacements/Object 9" xlink:type="simple" xlink:show="embed" xlink:actuate="onLoad"/>
      <svg:desc>формула</svg:desc>
     </draw:frame></text:span><text:span text:style-name="T6">, начинающийся сразу после момента времени</text:span><text:span text:style-name="T6"><draw:frame draw:style-name="fr1" draw:name="Объект22" text:anchor-type="as-char" svg:width="0.323cm" svg:height="0.467cm" draw:z-index="8"><draw:object xlink:href="./Object 10" xlink:type="simple" xlink:show="embed" xlink:actuate="onLoad"/><draw:image xlink:href="./ObjectReplacements/Object 10" xlink:type="simple" xlink:show="embed" xlink:actuate="onLoad"/>
      <svg:desc>формула</svg:desc>
     </draw:frame></text:span><text:span text:style-name="T6">, к длительности промежутка.</text:span></text:p>
      <text:p text:style-name="P6"><draw:frame draw:style-name="fr1" draw:name="Объект23" text:anchor-type="as-char" svg:width="3.429cm" svg:height="1.035cm" draw:z-index="9"><draw:object xlink:href="./Object 8" xlink:type="simple" xlink:show="embed" xlink:actuate="onLoad"/><draw:image xlink:href="./ObjectReplacements/Object 8" xlink:type="simple" xlink:show="embed" xlink:actuate="onLoad"/>
    </draw:frame></text:p>
      <text:p text:style-name="P6"/>
      <text:p text:style-name="P4"><text:span text:style-name="T1">Среднее угловое ускорение</text:span> — векторная физическая величина, равная отношению изменения угловой скорости к промежутку времени, за который произошло это изменение.</text:p>
      <text:p text:style-name="P6"><draw:frame draw:style-name="fr1" draw:name="Объект12" text:anchor-type="as-char" svg:width="1.9cm" svg:height="0.997cm" draw:z-index="16"><draw:object xlink:href="./Object 17" xlink:type="simple" xlink:show="embed" xlink:actuate="onLoad"/><draw:image xlink:href="./ObjectReplacements/Object 17" xlink:type="simple" xlink:show="embed" xlink:actuate="onLoad"/>
    </draw:frame></text:p>
      <text:p text:style-name="P1"><text:span text:style-name="T1">Мгновенное угловое ускорение</text:span> — векторная физическая величина, равная пределу отношения изменения угловой скорости к промежутку времени<draw:frame draw:style-name="fr1" draw:name="Объект24" text:anchor-type="as-char" svg:width="0.684cm" svg:height="0.467cm" draw:z-index="17"><draw:object xlink:href="./Object 19" xlink:type="simple" xlink:show="embed" xlink:actuate="onLoad"/><draw:image xlink:href="./ObjectReplacements/Object 19" xlink:type="simple" xlink:show="embed" xlink:actuate="onLoad"/>
    </draw:frame>, за которое совершается поворот, при условии, что<draw:frame draw:style-name="fr1" draw:name="Объект25" text:anchor-type="as-char" svg:width="0.684cm" svg:height="0.467cm" draw:z-index="18"><draw:object xlink:href="./Object 20" xlink:type="simple" xlink:show="embed" xlink:actuate="onLoad"/><draw:image xlink:href="./ObjectReplacements/Object 20" xlink:type="simple" xlink:show="embed" xlink:actuate="onLoad"/>
    </draw:frame>стремиться к 0.</text:p>
      <text:p text:style-name="P6"><draw:frame draw:style-name="fr1" draw:name="Объект26" text:anchor-type="as-char" svg:width="3.535cm" svg:height="0.998cm" draw:z-index="19"><draw:object xlink:href="./Object 18" xlink:type="simple" xlink:show="embed" xlink:actuate="onLoad"/><draw:image xlink:href="./ObjectReplacements/Object 18" xlink:type="simple" xlink:show="embed" xlink:actuate="onLoad"/>
     <svg:desc>формула</svg:desc>
    </draw:frame></text:p>
      <text:p text:style-name="P4">Модуль углового ускорения</text:p>
      <text:p text:style-name="P4"><draw:frame draw:style-name="fr1" draw:name="Объект13" text:anchor-type="as-char" svg:width="3.535cm" svg:height="0.998cm" draw:z-index="20"><draw:object xlink:href="./Object 21" xlink:type="simple" xlink:show="embed" xlink:actuate="onLoad"/><draw:image xlink:href="./ObjectReplacements/Object 21" xlink:type="simple" xlink:show="embed" xlink:actuate="onLoad"/>
    </draw:frame></text:p>
      <text:p text:style-name="P1"><text:span text:style-name="T7"><draw:frame draw:style-name="fr1" draw:name="Объект14" text:anchor-type="as-char" svg:width="1.088cm" svg:height="0.483cm" draw:z-index="21"><draw:object xlink:href="./Object 22" xlink:type="simple" xlink:show="embed" xlink:actuate="onLoad"/><draw:image xlink:href="./ObjectReplacements/Object 22" xlink:type="simple" xlink:show="embed" xlink:actuate="onLoad"/>
     </draw:frame></text:span><text:span text:style-name="T8">, </text:span><text:span text:style-name="T7">если угловая скорость увеличивается (</text:span><text:span text:style-name="T8"><draw:frame draw:style-name="fr1" draw:name="Объект15" text:anchor-type="as-char" svg:width="1.326cm" svg:height="0.543cm" draw:z-index="22"><draw:object xlink:href="./Object 23" xlink:type="simple" xlink:show="embed" xlink:actuate="onLoad"/><draw:image xlink:href="./ObjectReplacements/Object 23" xlink:type="simple" xlink:show="embed" xlink:actuate="onLoad"/>
     </draw:frame></text:span><text:span text:style-name="T8">) </text:span><text:span text:style-name="T7">- равноускоренное вращение.</text:span></text:p>
      <text:p text:style-name="P1"><text:span text:style-name="T8"><draw:frame draw:style-name="fr1" draw:name="Объект16" text:anchor-type="as-char" svg:width="1.092cm" svg:height="0.483cm" draw:z-index="23"><draw:object xlink:href="./Object 24" xlink:type="simple" xlink:show="embed" xlink:actuate="onLoad"/><draw:image xlink:href="./ObjectReplacements/Object 24" xlink:type="simple" xlink:show="embed" xlink:actuate="onLoad"/>
      <svg:desc>формула</svg:desc>
     </draw:frame></text:span><text:span text:style-name="T8">, </text:span><text:span text:style-name="T7">если угловая скорость уменьшается (</text:span><text:span text:style-name="T7"><draw:frame draw:style-name="fr1" draw:name="Объект17" text:anchor-type="as-char" svg:width="1.328cm" svg:height="0.545cm" draw:z-index="24"><draw:object xlink:href="./Object 25" xlink:type="simple" xlink:show="embed" xlink:actuate="onLoad"/><draw:image xlink:href="./ObjectReplacements/Object 25" xlink:type="simple" xlink:show="embed" xlink:actuate="onLoad"/>
      <svg:desc>формула</svg:desc>
     </draw:frame></text:span><text:span text:style-name="T7">) - равнозамедленное вращение.</text:span></text:p>
      <text:p text:style-name="P4"/>
      <text:p text:style-name="P5">Равномерное вращение</text:p>
      <text:p text:style-name="P4">Вращение с постоянной по модулю угловой скоростью называется равномерным.</text:p>
      <text:p text:style-name="P8"><text:span text:style-name="T7">Период вращения</text:span><text:span text:style-name="T7"><draw:frame draw:style-name="fr1" draw:name="Объект7" text:anchor-type="as-char" svg:width="0.437cm" svg:height="0.467cm" draw:z-index="26"><draw:object xlink:href="./Object 12" xlink:type="simple" xlink:show="embed" xlink:actuate="onLoad"/><draw:image xlink:href="./ObjectReplacements/Object 12" xlink:type="simple" xlink:show="embed" xlink:actuate="onLoad"/>
     </draw:frame></text:span><text:span text:style-name="T7"> — время полного оборота тела на угол</text:span><text:span text:style-name="T8"><draw:frame draw:style-name="fr1" draw:name="Объект6" text:anchor-type="as-char" svg:width="0.707cm" svg:height="0.467cm" draw:z-index="10"><draw:object xlink:href="./Object 11" xlink:type="simple" xlink:show="embed" xlink:actuate="onLoad"/><draw:image xlink:href="./ObjectReplacements/Object 11" xlink:type="simple" xlink:show="embed" xlink:actuate="onLoad"/>
     </draw:frame></text:span><text:span text:style-name="T7">радиан.</text:span></text:p>
      <text:p text:style-name="P8"><text:span text:style-name="T7"><draw:frame draw:style-name="fr1" draw:name="Объект36" text:anchor-type="as-char" svg:width="1.309cm" svg:height="0.997cm" draw:z-index="27"><draw:object xlink:href="./Object 36" xlink:type="simple" xlink:show="embed" xlink:actuate="onLoad"/><draw:image xlink:href="./ObjectReplacements/Object 36" xlink:type="simple" xlink:show="embed" xlink:actuate="onLoad"/>
     </draw:frame></text:span><text:span text:style-name="T7"><draw:frame draw:style-name="fr1" draw:name="Объект18" text:anchor-type="as-char" svg:width="1.33cm" svg:height="0.482cm" draw:z-index="28"><draw:object xlink:href="./Object 26" xlink:type="simple" xlink:show="embed" xlink:actuate="onLoad"/><draw:image xlink:href="./ObjectReplacements/Object 26" xlink:type="simple" xlink:show="embed" xlink:actuate="onLoad"/>
      <svg:desc>формула</svg:desc>
     </draw:frame></text:span><text:span text:style-name="T7"><draw:frame draw:style-name="fr1" draw:name="Объект8" text:anchor-type="as-char" svg:width="1.566cm" svg:height="0.998cm" draw:z-index="29"><draw:object xlink:href="./Object 13" xlink:type="simple" xlink:show="embed" xlink:actuate="onLoad"/><draw:image xlink:href="./ObjectReplacements/Object 13" xlink:type="simple" xlink:show="embed" xlink:actuate="onLoad"/>
      <svg:desc>формула</svg:desc>
     </draw:frame></text:span></text:p>
      <text:p text:style-name="P8"><text:span text:style-name="T7">Частота вращения</text:span><text:span text:style-name="T7"><draw:frame draw:style-name="fr1" draw:name="Объект9" text:anchor-type="as-char" svg:width="1.436cm" svg:height="0.467cm" draw:z-index="12"><draw:object xlink:href="./Object 14" xlink:type="simple" xlink:show="embed" xlink:actuate="onLoad"/><draw:image xlink:href="./ObjectReplacements/Object 14" xlink:type="simple" xlink:show="embed" xlink:actuate="onLoad"/>
     </draw:frame></text:span><text:span text:style-name="T8"> </text:span><text:span text:style-name="T7">— число оборотов в единицу времени.</text:span></text:p>
      <text:p text:style-name="P8"><text:span text:style-name="T7"><draw:frame draw:style-name="fr1" draw:name="Объект10" text:anchor-type="as-char" svg:width="1.224cm" svg:height="0.998cm" draw:z-index="13"><draw:object xlink:href="./Object 15" xlink:type="simple" xlink:show="embed" xlink:actuate="onLoad"/><draw:image xlink:href="./ObjectReplacements/Object 15" xlink:type="simple" xlink:show="embed" xlink:actuate="onLoad"/>
      <svg:desc>формула</svg:desc>
     </draw:frame></text:span><text:span text:style-name="T7"><draw:frame draw:style-name="fr1" draw:name="Объект11" text:anchor-type="as-char" svg:width="2.459cm" svg:height="0.542cm" draw:z-index="14"><draw:object xlink:href="./Object 16" xlink:type="simple" xlink:show="embed" xlink:actuate="onLoad"/><draw:image xlink:href="./ObjectReplacements/Object 16" xlink:type="simple" xlink:show="embed" xlink:actuate="onLoad"/>
     </draw:frame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Связь угловых и линейных величин</text:p>
      <text:p text:style-name="P11"><text:span text:style-name="T7">Пусть</text:span><text:span text:style-name="T7"><draw:frame draw:style-name="fr1" draw:name="Объект34" text:anchor-type="as-char" svg:width="0.751cm" svg:height="0.467cm" draw:z-index="30"><draw:object xlink:href="./Object 34" xlink:type="simple" xlink:show="embed" xlink:actuate="onLoad"/><draw:image xlink:href="./ObjectReplacements/Object 34" xlink:type="simple" xlink:show="embed" xlink:actuate="onLoad"/>
     </draw:frame></text:span><text:span text:style-name="T8"> —</text:span><text:span text:style-name="T7"> путь, пройденный телом за время</text:span><text:span text:style-name="T7"><draw:frame draw:style-name="fr1" draw:name="Объект33" text:anchor-type="as-char" svg:width="0.683cm" svg:height="0.467cm" draw:z-index="35"><draw:object xlink:href="./Object 33" xlink:type="simple" xlink:show="embed" xlink:actuate="onLoad"/><draw:image xlink:href="./ObjectReplacements/Object 33" xlink:type="simple" xlink:show="embed" xlink:actuate="onLoad"/>
     </draw:frame></text:span><text:span text:style-name="T8">. </text:span><text:span text:style-name="T7">За это время происходит поворот тела на угол</text:span><text:span text:style-name="T7"><draw:frame draw:style-name="fr1" draw:name="Объект32" text:anchor-type="as-char" svg:width="0.783cm" svg:height="0.483cm" draw:z-index="36"><draw:object xlink:href="./Object 32" xlink:type="simple" xlink:show="embed" xlink:actuate="onLoad"/><draw:image xlink:href="./ObjectReplacements/Object 32" xlink:type="simple" xlink:show="embed" xlink:actuate="onLoad"/>
     </draw:frame></text:span><text:span text:style-name="T8">. </text:span><text:span text:style-name="T7">Тогда</text:span><text:span text:style-name="T7"><draw:frame draw:style-name="fr1" draw:name="Объект31" text:anchor-type="as-char" svg:width="2.166cm" svg:height="0.483cm" draw:z-index="39"><draw:object xlink:href="./Object 31" xlink:type="simple" xlink:show="embed" xlink:actuate="onLoad"/><draw:image xlink:href="./ObjectReplacements/Object 31" xlink:type="simple" xlink:show="embed" xlink:actuate="onLoad"/>
     </draw:frame></text:span><text:span text:style-name="T8">.</text:span></text:p>
      <text:p text:style-name="P16"><draw:g text:anchor-type="paragraph" draw:z-index="1" draw:style-name="gr1"><draw:custom-shape draw:style-name="gr2" draw:text-style-name="P23" svg:width="6.002cm" svg:height="2.001cm" svg:x="0.079cm" svg:y="1.742cm">
      <text:p/>
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<draw:equation draw:name="f0" draw:formula="$0 "/>
       <draw:equation draw:name="f1" draw:formula="21600-$0 "/>
       <draw:equation draw:name="f2" draw:formula="$0 *10/24"/>
       <draw:equation draw:name="f3" draw:formula="?f2 +1750"/>
       <draw:equation draw:name="f4" draw:formula="21600-?f3 "/>
       <draw:equation draw:name="f5" draw:formula="?f0 /2"/>
       <draw:equation draw:name="f6" draw:formula="10800+?f5 "/>
       <draw:equation draw:name="f7" draw:formula="?f0 -10800"/>
       <draw:equation draw:name="f8" draw:formula="if(?f7 ,?f13 ,0)"/>
       <draw:equation draw:name="f9" draw:formula="10800-?f5 "/>
       <draw:equation draw:name="f10" draw:formula="if(?f7 ,?f12 ,21600)"/>
       <draw:equation draw:name="f11" draw:formula="21600-?f5 "/>
       <draw:equation draw:name="f12" draw:formula="21600*10800/?f0 "/>
       <draw:equation draw:name="f13" draw:formula="21600-?f12 "/>
       <draw:handle draw:handle-position="$0 top" draw:handle-range-x-minimum="0" draw:handle-range-x-maximum="21600"/>
      </draw:enhanced-geometry>
     </draw:custom-shape><draw:custom-shape draw:style-name="gr2" draw:text-style-name="P23" svg:width="2.5cm" svg:height="1.5cm" svg:x="1.929cm" svg:y="1.943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6" draw:text-style-name="P23" svg:x1="3.175cm" svg:y1="2.743cm" svg:x2="3.175cm" svg:y2="0.243cm">
      <text:p/>
     </draw:line><draw:line draw:style-name="gr7" draw:text-style-name="P23" svg:x1="3.175cm" svg:y1="5.241cm" svg:x2="3.175cm" svg:y2="2.741cm">
      <text:p/>
     </draw:line><draw:line draw:style-name="gr8" draw:text-style-name="P23" svg:x1="3.175cm" svg:y1="2.741cm" svg:x2="4.175cm" svg:y2="2.241cm">
      <text:p/>
     </draw:line><draw:line draw:style-name="gr9" draw:text-style-name="P23" svg:x1="4.179cm" svg:y1="2.24cm" svg:x2="2.679cm" svg:y2="1.24cm">
      <text:p/>
     </draw:line><draw:line draw:style-name="gr8" draw:text-style-name="P23" svg:x1="3.175cm" svg:y1="2.739cm" svg:x2="3.175cm" svg:y2="0.739cm">
      <text:p/>
     </draw:line><draw:frame draw:style-name="gr4" draw:text-style-name="P24" svg:width="0.493cm" svg:height="0.526cm" svg:x="3.51cm" svg:y="2.52cm">
      <draw:image xlink:href="Pictures/20000016000001EB00000208786E72A2.svm" xlink:type="simple" xlink:show="embed" xlink:actuate="onLoad">
       <text:p/>
      </draw:image>
     </draw:frame><draw:frame draw:style-name="gr4" draw:text-style-name="P24" svg:width="0.426cm" svg:height="0.482cm" svg:x="2.31cm" svg:y="1.222cm">
      <draw:image xlink:href="Pictures/20000016000001A5000001D3A9DC434A.svm" xlink:type="simple" xlink:show="embed" xlink:actuate="onLoad">
       <text:p/>
      </draw:image>
     </draw:frame><draw:frame draw:style-name="gr4" draw:text-style-name="P24" svg:width="0.502cm" svg:height="0.482cm" svg:x="3.21cm" svg:y="0.522cm">
      <draw:image xlink:href="Pictures/20000016000001E9000001D3E3984190.svm" xlink:type="simple" xlink:show="embed" xlink:actuate="onLoad">
       <text:p/>
      </draw:image>
     </draw:frame>
    </draw:g><text:span text:style-name="T7">Поделим обе части уравнения на </text:span><text:span text:style-name="T7"><draw:frame draw:style-name="fr1" draw:name="Объект30" text:anchor-type="as-char" svg:width="0.683cm" svg:height="0.467cm" draw:z-index="31"><draw:object xlink:href="./Object 30" xlink:type="simple" xlink:show="embed" xlink:actuate="onLoad"/><draw:image xlink:href="./ObjectReplacements/Object 30" xlink:type="simple" xlink:show="embed" xlink:actuate="onLoad"/>
     </draw:frame></text:span><text:span text:style-name="T8">: </text:span><text:span text:style-name="T8"><draw:frame draw:style-name="fr1" draw:name="Объект29" text:anchor-type="as-char" svg:width="2.335cm" svg:height="1.012cm" draw:z-index="25"><draw:object xlink:href="./Object 29" xlink:type="simple" xlink:show="embed" xlink:actuate="onLoad"/><draw:image xlink:href="./ObjectReplacements/Object 29" xlink:type="simple" xlink:show="embed" xlink:actuate="onLoad"/>
     </draw:frame></text:span><text:span text:style-name="T8">.</text:span></text:p>
      <text:p text:style-name="P16"><text:span text:style-name="T7">Линейная скорость точки тела </text:span><text:span text:style-name="T8">– <text:s/></text:span><text:span text:style-name="T7">отношение пути, пройденного данной точкой, к промежутку времени, за который он пройден</text:span><text:span text:style-name="T8">.</text:span></text:p>
      <text:p text:style-name="P17"><draw:frame draw:style-name="fr1" draw:name="Объект28" text:anchor-type="as-char" svg:width="2.432cm" svg:height="0.997cm" draw:z-index="32"><draw:object xlink:href="./Object 28" xlink:type="simple" xlink:show="embed" xlink:actuate="onLoad"/><draw:image xlink:href="./ObjectReplacements/Object 28" xlink:type="simple" xlink:show="embed" xlink:actuate="onLoad"/>
    </draw:frame></text:p>
      <text:p text:style-name="P16"><text:span text:style-name="T7">Линейная скорость точки тела — векторное произведение угловой скорости на радиус-вектор точки относительно оси вращения.</text:span><text:span text:style-name="T7"><draw:frame draw:style-name="fr1" draw:name="Объект27" text:anchor-type="as-char" svg:width="5.226cm" svg:height="0.746cm" draw:z-index="33"><draw:object xlink:href="./Object 27" xlink:type="simple" xlink:show="embed" xlink:actuate="onLoad"/><draw:image xlink:href="./ObjectReplacements/Object 27" xlink:type="simple" xlink:show="embed" xlink:actuate="onLoad"/>
     </draw:frame></text:span></text:p>
      <text:p text:style-name="P18"/>
      <text:p text:style-name="P13">Нормальное ускорение</text:p>
      <text:p text:style-name="P13"><draw:frame draw:style-name="fr1" draw:name="Объект35" text:anchor-type="as-char" svg:width="7.234cm" svg:height="1.118cm" draw:z-index="34"><draw:object xlink:href="./Object 35" xlink:type="simple" xlink:show="embed" xlink:actuate="onLoad"/><draw:image xlink:href="./ObjectReplacements/Object 35" xlink:type="simple" xlink:show="embed" xlink:actuate="onLoad"/>
    </draw:frame></text:p>
      <text:p text:style-name="P13">Тангенциальное ускорение</text:p>
      <text:p text:style-name="P13"><draw:frame draw:style-name="fr1" draw:name="Объект37" text:anchor-type="as-char" svg:width="8.543cm" svg:height="1.014cm" draw:z-index="37"><draw:object xlink:href="./Object 37" xlink:type="simple" xlink:show="embed" xlink:actuate="onLoad"/><draw:image xlink:href="./ObjectReplacements/Object 37" xlink:type="simple" xlink:show="embed" xlink:actuate="onLoad"/>
     <svg:desc>формула</svg:desc>
    </draw:frame></text:p>
      <text:p text:style-name="P13"/>
      <text:p text:style-name="P15">Основные уравнения кинематики равноускоренного (равнозамедленного) вращения</text:p>
      <text:p text:style-name="P12"><text:span text:style-name="T9"><draw:frame draw:style-name="fr1" draw:name="Объект38" text:anchor-type="as-char" svg:width="4.18cm" svg:height="1.69cm" draw:z-index="38"><draw:object xlink:href="./Object 38" xlink:type="simple" xlink:show="embed" xlink:actuate="onLoad"/><draw:image xlink:href="./ObjectReplacements/Object 38" xlink:type="simple" xlink:show="embed" xlink:actuate="onLoad"/>
     </draw:frame></text:span><text:span text:style-name="T9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Стили_20_стрелок_20_2" draw:display-name="Стили стрелок 2" svg:viewBox="0 0 1131 902" svg:d="m564 0-564 902h1131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26cm" fo:margin-bottom="0.94cm" fo:margin-left="1.032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2-27T16:59:02.64</meta:creation-date>
    <dc:date>2017-03-04T20:43:23.55</dc:date>
    <meta:editing-duration>P3DT14H34M45S</meta:editing-duration>
    <meta:editing-cycles>6</meta:editing-cycles>
    <meta:generator>OpenOffice.org/3.3$Win32 OpenOffice.org_project/330m20$Build-9567</meta:generator>
    <meta:document-statistic meta:table-count="0" meta:image-count="0" meta:object-count="38" meta:page-count="2" meta:paragraph-count="38" meta:word-count="324" meta:character-count="2406"/>
  </office:meta>
</office:document-meta>
</file>

<file path=Object 1/content.xml><?xml version="1.0" encoding="utf-8"?>
<math xmlns="http://www.w3.org/1998/Math/MathML">
  <semantics>
    <mrow>
      <mo stretchy="false">Δ</mo>
      <mover accent="true">
        <mo stretchy="false">ϕ</mo>
        <mo stretchy="false">⃗</mo>
      </mover>
    </mrow>
    <annotation encoding="StarMath 5.0"> %DELTA vec %iphi</annotation>
  </semantics>
</math>
</file>

<file path=Object 10/content.xml><?xml version="1.0" encoding="utf-8"?>
<math xmlns="http://www.w3.org/1998/Math/MathML">
  <semantics>
    <mi>t</mi>
    <annotation encoding="StarMath 5.0">t</annotation>
  </semantics>
</math>
</file>

<file path=Object 11/content.xml><?xml version="1.0" encoding="utf-8"?>
<math xmlns="http://www.w3.org/1998/Math/MathML">
  <semantics>
    <mrow>
      <mn>2</mn>
      <mo stretchy="false">π</mo>
    </mrow>
    <annotation encoding="StarMath 5.0"> 2 %ipi </annotation>
  </semantics>
</math>
</file>

<file path=Object 12/content.xml><?xml version="1.0" encoding="utf-8"?>
<math xmlns="http://www.w3.org/1998/Math/MathML">
  <semantics>
    <mi>Т</mi>
    <annotation encoding="StarMath 5.0"> Т</annotation>
  </semantics>
</math>
</file>

<file path=Object 13/content.xml><?xml version="1.0" encoding="utf-8"?>
<math xmlns="http://www.w3.org/1998/Math/MathML">
  <semantics>
    <mrow>
      <mo stretchy="false">ω</mo>
      <mo stretchy="false">=</mo>
      <mfrac>
        <mrow>
          <mn>2</mn>
          <mo stretchy="false">π</mo>
        </mrow>
        <mi>T</mi>
      </mfrac>
    </mrow>
    <annotation encoding="StarMath 5.0">%iomega = {2 %ipi} over T</annotation>
  </semantics>
</math>
</file>

<file path=Object 14/content.xml><?xml version="1.0" encoding="utf-8"?>
<math xmlns="http://www.w3.org/1998/Math/MathML">
  <semantics>
    <mrow>
      <mo stretchy="false">ν</mo>
      <mi/>
      <mstyle mathsize="9pt">
        <mrow>
          <mi mathvariant="italic">или</mi>
        </mrow>
      </mstyle>
      <mi/>
      <mi>n</mi>
    </mrow>
    <annotation encoding="StarMath 5.0"> %inu `size 9 или` n</annotation>
  </semantics>
</math>
</file>

<file path=Object 15/content.xml><?xml version="1.0" encoding="utf-8"?>
<math xmlns="http://www.w3.org/1998/Math/MathML">
  <semantics>
    <mrow>
      <mo stretchy="false">ν</mo>
      <mo stretchy="false">=</mo>
      <mfrac>
        <mn>1</mn>
        <mi>T</mi>
      </mfrac>
    </mrow>
    <annotation encoding="StarMath 5.0">%inu= 1 over T</annotation>
  </semantics>
</math>
</file>

<file path=Object 16/content.xml><?xml version="1.0" encoding="utf-8"?>
<math xmlns="http://www.w3.org/1998/Math/MathML">
  <semantics>
    <mrow>
      <mrow>
        <mrow>
          <mo stretchy="false">[</mo>
          <mo stretchy="false">ν</mo>
          <mo stretchy="false">]</mo>
        </mrow>
        <mo stretchy="false">=</mo>
        <msup>
          <mi>c</mi>
          <mrow>
            <mo stretchy="false">−</mo>
            <mn>1</mn>
          </mrow>
        </msup>
      </mrow>
      <mo stretchy="false">=</mo>
      <mi mathvariant="italic">Гц</mi>
    </mrow>
    <annotation encoding="StarMath 5.0">[%inu]=c^{-1}=Гц</annotation>
  </semantics>
</math>
</file>

<file path=Object 17/content.xml><?xml version="1.0" encoding="utf-8"?>
<math xmlns="http://www.w3.org/1998/Math/MathML">
  <semantics>
    <mrow>
      <mover accent="true">
        <msub>
          <mo stretchy="false">β</mo>
          <mi mathvariant="italic">ср</mi>
        </msub>
        <mo stretchy="false">⃗</mo>
      </mover>
      <mo stretchy="false">=</mo>
      <mfrac>
        <mrow>
          <mo stretchy="false">Δ</mo>
          <mover accent="true">
            <mo stretchy="false">ω</mo>
            <mo stretchy="false">⃗</mo>
          </mover>
        </mrow>
        <mrow>
          <mo stretchy="false">Δ</mo>
          <mi>t</mi>
        </mrow>
      </mfrac>
    </mrow>
    <annotation encoding="StarMath 5.0">Vec {%ibeta} _ср ={%DELTA vec %iomega }over {%DELTA t}</annotation>
  </semantics>
</math>
</file>

<file path=Object 18/content.xml><?xml version="1.0" encoding="utf-8"?>
<math xmlns="http://www.w3.org/1998/Math/MathML">
  <semantics>
    <mrow>
      <mrow>
        <mover accent="true">
          <mo stretchy="false">β</mo>
          <mo stretchy="false">⃗</mo>
        </mover>
        <mo stretchy="false">=</mo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ver accent="true">
                <mo stretchy="false">ω</mo>
                <mo stretchy="false">⃗</mo>
              </mover>
            </mrow>
            <mrow>
              <mo stretchy="false">Δ</mo>
              <mi>t</mi>
            </mrow>
          </mfrac>
        </mrow>
      </mrow>
      <mo stretchy="false">=</mo>
      <mfrac>
        <mrow>
          <mi>d</mi>
          <mover accent="true">
            <mo stretchy="false">ω</mo>
            <mo stretchy="false">⃗</mo>
          </mover>
        </mrow>
        <mrow>
          <mi>d</mi>
          <mi>t</mi>
        </mrow>
      </mfrac>
    </mrow>
    <annotation encoding="StarMath 5.0">vec %ibeta = lim csub{%DELTA t rightarrow 0} {{%DELTA vec %iomega}over{%DELTA t}} = {d vec %iomega }over{d t}</annotation>
  </semantics>
</math>
</file>

<file path=Object 19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/content.xml><?xml version="1.0" encoding="utf-8"?>
<math xmlns="http://www.w3.org/1998/Math/MathML">
  <semantics>
    <mrow>
      <mo stretchy="false">Δ</mo>
      <mo stretchy="false">ϕ</mo>
    </mrow>
    <annotation encoding="StarMath 5.0"> %DELTA %iphi</annotation>
  </semantics>
</math>
</file>

<file path=Object 20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1/content.xml><?xml version="1.0" encoding="utf-8"?>
<math xmlns="http://www.w3.org/1998/Math/MathML">
  <semantics>
    <mrow>
      <mrow>
        <mo stretchy="false">β</mo>
        <mo stretchy="false">=</mo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 stretchy="false">ω</mo>
            </mrow>
            <mrow>
              <mo stretchy="false">Δ</mo>
              <mi>t</mi>
            </mrow>
          </mfrac>
        </mrow>
      </mrow>
      <mo stretchy="false">=</mo>
      <mfrac>
        <mrow>
          <mi>d</mi>
          <mo stretchy="false">ω</mo>
        </mrow>
        <mrow>
          <mi>d</mi>
          <mi>t</mi>
        </mrow>
      </mfrac>
    </mrow>
    <annotation encoding="StarMath 5.0">%ibeta = lim csub {%DELTA t rightarrow 0} {{%DELTA %iomega}over{%DELTA t}} = {d  %iomega }over{d t}</annotation>
  </semantics>
</math>
</file>

<file path=Object 22/content.xml><?xml version="1.0" encoding="utf-8"?>
<math xmlns="http://www.w3.org/1998/Math/MathML">
  <semantics>
    <mrow>
      <mo stretchy="false">β</mo>
      <mo stretchy="false">&gt;</mo>
      <mn>0</mn>
    </mrow>
    <annotation encoding="StarMath 5.0"> %ibeta &gt;0</annotation>
  </semantics>
</math>
</file>

<file path=Object 23/content.xml><?xml version="1.0" encoding="utf-8"?>
<math xmlns="http://www.w3.org/1998/Math/MathML">
  <semantics>
    <mrow>
      <mover accent="true">
        <mo stretchy="false">β</mo>
        <mo stretchy="false">⃗</mo>
      </mover>
      <mo stretchy="false">↑</mo>
      <mo stretchy="false">↑</mo>
      <mover accent="true">
        <mo stretchy="false">ω</mo>
        <mo stretchy="false">⃗</mo>
      </mover>
    </mrow>
    <annotation encoding="StarMath 5.0">vec %ibeta uparrow uparrow vec %iomega</annotation>
  </semantics>
</math>
</file>

<file path=Object 24/content.xml><?xml version="1.0" encoding="utf-8"?>
<math xmlns="http://www.w3.org/1998/Math/MathML">
  <semantics>
    <mrow>
      <mo stretchy="false">β</mo>
      <mo stretchy="false">&lt;</mo>
      <mn>0</mn>
    </mrow>
    <annotation encoding="StarMath 5.0"> %ibeta &lt;0</annotation>
  </semantics>
</math>
</file>

<file path=Object 25/content.xml><?xml version="1.0" encoding="utf-8"?>
<math xmlns="http://www.w3.org/1998/Math/MathML">
  <semantics>
    <mrow>
      <mover accent="true">
        <mo stretchy="false">β</mo>
        <mo stretchy="false">⃗</mo>
      </mover>
      <mo stretchy="false">↑</mo>
      <mo stretchy="false">↓</mo>
      <mover accent="true">
        <mo stretchy="false">ω</mo>
        <mo stretchy="false">⃗</mo>
      </mover>
    </mrow>
    <annotation encoding="StarMath 5.0">vec %ibeta uparrow downarrow  vec %iomega</annotation>
  </semantics>
</math>
</file>

<file path=Object 26/content.xml><?xml version="1.0" encoding="utf-8"?>
<math xmlns="http://www.w3.org/1998/Math/MathML">
  <semantics>
    <mrow>
      <mrow>
        <mo stretchy="false">[</mo>
        <mi>Т</mi>
        <mo stretchy="false">]</mo>
      </mrow>
      <mo stretchy="false">=</mo>
      <mi>c</mi>
    </mrow>
    <annotation encoding="StarMath 5.0">[ Т]=c</annotation>
  </semantics>
</math>
</file>

<file path=Object 27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=</mo>
          <mrow>
            <mover accent="true">
              <mo stretchy="false">ω</mo>
              <mo stretchy="false">⃗</mo>
            </mover>
            <mo stretchy="false">×</mo>
            <mover accent="true">
              <mi>R</mi>
              <mo stretchy="false">⃗</mo>
            </mover>
          </mrow>
        </mrow>
        <mo stretchy="false">=</mo>
        <mo stretchy="false">ω</mo>
      </mrow>
      <mrow>
        <mi>R</mi>
        <mo stretchy="false">⋅</mo>
        <mi>sin</mi>
      </mrow>
      <mrow>
        <mo stretchy="false">α</mo>
        <mover>
          <mo stretchy="false">=</mo>
          <mrow>
            <mo stretchy="false">α</mo>
            <mo stretchy="false">=</mo>
            <mfrac>
              <mo stretchy="false">π</mo>
              <mn>2</mn>
            </mfrac>
          </mrow>
        </mover>
        <mo stretchy="false">ω</mo>
      </mrow>
      <mi>R</mi>
    </mrow>
    <annotation encoding="StarMath 5.0">vec v = vec %iomega  times vec R = %iomega R cdot sin %ialpha = csup{%ialpha =%ipi over 2} %iomega R</annotation>
  </semantics>
</math>
</file>

<file path=Object 28/content.xml><?xml version="1.0" encoding="utf-8"?>
<math xmlns="http://www.w3.org/1998/Math/MathML">
  <semantics>
    <mrow>
      <mrow>
        <mrow>
          <mi>v</mi>
          <mo stretchy="false">=</mo>
          <mfrac>
            <mrow>
              <mo stretchy="false">Δ</mo>
              <mi>s</mi>
            </mrow>
            <mrow>
              <mo stretchy="false">Δ</mo>
              <mi>t</mi>
            </mrow>
          </mfrac>
        </mrow>
        <mo stretchy="false">=</mo>
        <mo stretchy="false">ω</mo>
      </mrow>
      <mi>R</mi>
    </mrow>
    <annotation encoding="StarMath 5.0">v= {%DELTA s}over{%DELTA t}=%iomega R</annotation>
  </semantics>
</math>
</file>

<file path=Object 29/content.xml><?xml version="1.0" encoding="utf-8"?>
<math xmlns="http://www.w3.org/1998/Math/MathML">
  <semantics>
    <mrow>
      <mfrac>
        <mrow>
          <mo stretchy="false">Δ</mo>
          <mi>s</mi>
        </mrow>
        <mrow>
          <mo stretchy="false">Δ</mo>
          <mi>t</mi>
        </mrow>
      </mfrac>
      <mo stretchy="false">=</mo>
      <mrow>
        <mfrac>
          <mrow>
            <mo stretchy="false">Δ</mo>
            <mo stretchy="false">ϕ</mo>
          </mrow>
          <mrow>
            <mo stretchy="false">Δ</mo>
            <mi>t</mi>
          </mrow>
        </mfrac>
        <mo stretchy="false">⋅</mo>
        <mi>R</mi>
      </mrow>
    </mrow>
    <annotation encoding="StarMath 5.0">{%DELTA s}over{%DELTA t}={%DELTA %iphi}over{%DELTA t} cdot R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 %DELTA t </annotation>
  </semantics>
</math>
</file>

<file path=Object 30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31/content.xml><?xml version="1.0" encoding="utf-8"?>
<math xmlns="http://www.w3.org/1998/Math/MathML">
  <semantics>
    <mrow>
      <mo stretchy="false">Δ</mo>
      <mrow>
        <mi>s</mi>
        <mo stretchy="false">=</mo>
        <mo stretchy="false">Δ</mo>
      </mrow>
      <mrow>
        <mo stretchy="false">ϕ</mo>
        <mo stretchy="false">⋅</mo>
        <mi>R</mi>
      </mrow>
    </mrow>
    <annotation encoding="StarMath 5.0"> %DELTA s = %DELTA %iphi cdot R</annotation>
  </semantics>
</math>
</file>

<file path=Object 32/content.xml><?xml version="1.0" encoding="utf-8"?>
<math xmlns="http://www.w3.org/1998/Math/MathML">
  <semantics>
    <mrow>
      <mo stretchy="false">Δ</mo>
      <mo stretchy="false">ϕ</mo>
    </mrow>
    <annotation encoding="StarMath 5.0">%DELTA %iphi</annotation>
  </semantics>
</math>
</file>

<file path=Object 33/content.xml><?xml version="1.0" encoding="utf-8"?>
<math xmlns="http://www.w3.org/1998/Math/MathML">
  <semantics>
    <mrow>
      <mo stretchy="false">Δ</mo>
      <mi>t</mi>
    </mrow>
    <annotation encoding="StarMath 5.0"> %DELTA t</annotation>
  </semantics>
</math>
</file>

<file path=Object 34/content.xml><?xml version="1.0" encoding="utf-8"?>
<math xmlns="http://www.w3.org/1998/Math/MathML">
  <semantics>
    <mrow>
      <mo stretchy="false">Δ</mo>
      <mi>s</mi>
    </mrow>
    <annotation encoding="StarMath 5.0"> %DELTA s</annotation>
  </semantics>
</math>
</file>

<file path=Object 35/content.xml><?xml version="1.0" encoding="utf-8"?>
<math xmlns="http://www.w3.org/1998/Math/MathML">
  <semantics>
    <mrow>
      <mrow>
        <mrow>
          <mrow>
            <msub>
              <mi>a</mi>
              <mi>n</mi>
            </msub>
            <mo stretchy="false">=</mo>
            <mfrac>
              <msup>
                <mi>v</mi>
                <mn>2</mn>
              </msup>
              <mi>R</mi>
            </mfrac>
          </mrow>
          <mo stretchy="false">=</mo>
          <mfrac>
            <mrow>
              <msup>
                <mo stretchy="false">ω</mo>
                <mn>2</mn>
              </msup>
              <msup>
                <mi>R</mi>
                <mn>2</mn>
              </msup>
            </mrow>
            <mi>r</mi>
          </mfrac>
        </mrow>
        <mo stretchy="false">=</mo>
        <msup>
          <mo stretchy="false">ω</mo>
          <mn>2</mn>
        </msup>
      </mrow>
      <mrow>
        <mi>R</mi>
        <mo stretchy="false">=</mo>
        <mfrac>
          <mrow>
            <mn>4</mn>
            <msup>
              <mo stretchy="false">π</mo>
              <mn>2</mn>
            </msup>
          </mrow>
          <msup>
            <mi>T</mi>
            <mn>2</mn>
          </msup>
        </mfrac>
      </mrow>
      <mrow>
        <mi>R</mi>
        <mo stretchy="false">=</mo>
        <mn>4</mn>
      </mrow>
      <msup>
        <mo stretchy="false">π</mo>
        <mn>2</mn>
      </msup>
      <msup>
        <mi>n</mi>
        <mn>2</mn>
      </msup>
      <mi>R</mi>
    </mrow>
    <annotation encoding="StarMath 5.0">a_n = v^2 over R = {%iomega ^2 R^2}over r = %iomega^2 R= {4 %ipi^2}over T^2 R=4 %ipi ^2 n^2 R</annotation>
  </semantics>
</math>
</file>

<file path=Object 36/content.xml><?xml version="1.0" encoding="utf-8"?>
<math xmlns="http://www.w3.org/1998/Math/MathML">
  <semantics>
    <mrow>
      <mi>T</mi>
      <mo stretchy="false">=</mo>
      <mfrac>
        <mi>t</mi>
        <mi>N</mi>
      </mfrac>
    </mrow>
    <annotation encoding="StarMath 5.0">T=t over N</annotation>
  </semantics>
</math>
</file>

<file path=Object 37/content.xml><?xml version="1.0" encoding="utf-8"?>
<math xmlns="http://www.w3.org/1998/Math/MathML">
  <semantics>
    <mrow>
      <mrow>
        <mrow>
          <mrow>
            <mfenced open="∣" close="∣">
              <mover accent="true">
                <msub>
                  <mi>a</mi>
                  <mo stretchy="false">τ</mo>
                </msub>
                <mo stretchy="false">⃗</mo>
              </mover>
            </mfenced>
            <mo stretchy="false">=</mo>
            <mrow>
              <munder>
                <mi>lim</mi>
                <mrow>
                  <mo stretchy="false">Δ</mo>
                  <mi>t</mi>
                  <mo stretchy="false">→</mo>
                  <mn>0</mn>
                </mrow>
              </munder>
              <mfrac>
                <mrow>
                  <mo stretchy="false">Δ</mo>
                  <mfenced open="∣" close="∣">
                    <mover accent="true">
                      <mi>v</mi>
                      <mo stretchy="false">⃗</mo>
                    </mover>
                  </mfenced>
                </mrow>
                <mrow>
                  <mo stretchy="false">Δ</mo>
                  <mi>t</mi>
                </mrow>
              </mfrac>
            </mrow>
          </mrow>
          <mo stretchy="false">=</mo>
          <mrow>
            <munder>
              <mi>lim</mi>
              <mrow>
                <mo stretchy="false">Δ</mo>
                <mi>t</mi>
                <mo stretchy="false">→</mo>
                <mn>0</mn>
              </mrow>
            </munder>
            <mfrac>
              <mrow>
                <mo stretchy="false">Δ</mo>
                <mrow>
                  <mo stretchy="false">(</mo>
                  <mrow>
                    <mo stretchy="false">ω</mo>
                    <mi>R</mi>
                  </mrow>
                  <mo stretchy="false">)</mo>
                </mrow>
              </mrow>
              <mrow>
                <mo stretchy="false">Δ</mo>
                <mi>t</mi>
              </mrow>
            </mfrac>
          </mrow>
        </mrow>
        <mo stretchy="false">=</mo>
        <mi>R</mi>
      </mrow>
      <mrow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 stretchy="false">ω</mo>
            </mrow>
            <mrow>
              <mo stretchy="false">Δ</mo>
              <mi>t</mi>
            </mrow>
          </mfrac>
        </mrow>
        <mo stretchy="false">=</mo>
        <mo stretchy="false">β</mo>
      </mrow>
      <mi>R</mi>
    </mrow>
    <annotation encoding="StarMath 5.0">abs{vec a_%itau }=lim csub{%DELTA t rightarrow 0} {{%DELTA abs vec v}over{%DELTA t}  }=lim csub{%DELTA t rightarrow 0} {{%DELTA (%iomega R)}over{%DELTA t}  }= R lim csub{%DELTA t rightarrow 0} {{%DELTA %iomega}over{%DELTA t}  }=%ibeta R</annotation>
  </semantics>
</math>
</file>

<file path=Object 38/content.xml><?xml version="1.0" encoding="utf-8"?>
<math xmlns="http://www.w3.org/1998/Math/MathML">
  <semantics>
    <mtable>
      <mtr>
        <mtd>
          <mrow>
            <mover accent="true">
              <mo stretchy="false">ω</mo>
              <mo stretchy="false">⃗</mo>
            </mover>
            <mrow>
              <mrow>
                <mo stretchy="false">(</mo>
                <mi>t</mi>
                <mo stretchy="false">)</mo>
              </mrow>
              <mo stretchy="false">=</mo>
              <mrow>
                <mover accent="true">
                  <msub>
                    <mo stretchy="false">ω</mo>
                    <mn>0</mn>
                  </msub>
                  <mo stretchy="false">⃗</mo>
                </mover>
                <mo stretchy="false">+</mo>
                <mrow>
                  <mover accent="true">
                    <mo stretchy="false">β</mo>
                    <mo stretchy="false">⃗</mo>
                  </mover>
                  <mo stretchy="false">⋅</mo>
                  <mi>t</mi>
                </mrow>
              </mrow>
            </mrow>
          </mrow>
        </mtd>
      </mtr>
      <mtr>
        <mtd>
          <mrow>
            <mo stretchy="false">Δ</mo>
            <mover accent="true">
              <mo stretchy="false">ϕ</mo>
              <mo stretchy="false">⃗</mo>
            </mover>
            <mrow>
              <mrow>
                <mo stretchy="false">(</mo>
                <mi>t</mi>
                <mo stretchy="false">)</mo>
              </mrow>
              <mo stretchy="false">=</mo>
              <mrow>
                <mover accent="true">
                  <msub>
                    <mo stretchy="false">ϕ</mo>
                    <mn>0</mn>
                  </msub>
                  <mo stretchy="false">⃗</mo>
                </mover>
                <mo stretchy="false">+</mo>
                <mover accent="true">
                  <msub>
                    <mo stretchy="false">ω</mo>
                    <mn>0</mn>
                  </msub>
                  <mo stretchy="false">⃗</mo>
                </mover>
              </mrow>
            </mrow>
            <mrow>
              <mi>t</mi>
              <mo stretchy="false">+</mo>
              <mfrac>
                <mrow>
                  <mover accent="true">
                    <mo stretchy="false">β</mo>
                    <mo stretchy="false">⃗</mo>
                  </mover>
                  <msup>
                    <mi>t</mi>
                    <mn>2</mn>
                  </msup>
                </mrow>
                <mn>2</mn>
              </mfrac>
            </mrow>
          </mrow>
        </mtd>
      </mtr>
    </mtable>
    <annotation encoding="StarMath 5.0">alignl vec %iomega (t) = vec %iomega_0 + vec %ibeta cdot t newline
%DELTA vec %iphi(t) = vec %iphi _0 + vec %iomega _0 t + {vec %ibeta t^2}over 2</annotation>
  </semantics>
</math>
</file>

<file path=Object 4/content.xml><?xml version="1.0" encoding="utf-8"?>
<math xmlns="http://www.w3.org/1998/Math/MathML">
  <semantics>
    <mrow>
      <mo stretchy="false">Δ</mo>
      <mrow>
        <mrow>
          <mover accent="true">
            <mo stretchy="false">ϕ</mo>
            <mo stretchy="false">⃗</mo>
          </mover>
          <mo stretchy="false">=</mo>
          <mrow>
            <mo stretchy="false">[</mo>
            <mi mathvariant="italic">рад</mi>
            <mo stretchy="false">]</mo>
          </mrow>
        </mrow>
        <mo stretchy="false">=</mo>
        <mrow>
          <mo stretchy="false">[</mo>
          <mfrac>
            <msup>
              <mn>180</mn>
              <mn>0</mn>
            </msup>
            <mo stretchy="false">π</mo>
          </mfrac>
          <mo stretchy="false">]</mo>
        </mrow>
      </mrow>
    </mrow>
    <annotation encoding="StarMath 5.0">%DELTA vec %iphi= [рад] = [180^0 over %ipi]</annotation>
  </semantics>
</math>
</file>

<file path=Object 5/content.xml><?xml version="1.0" encoding="utf-8"?>
<math xmlns="http://www.w3.org/1998/Math/MathML">
  <semantics>
    <mrow>
      <msub>
        <mover accent="true">
          <mo stretchy="false">ω</mo>
          <mo stretchy="false">⃗</mo>
        </mover>
        <mi mathvariant="italic">ср</mi>
      </msub>
      <mo stretchy="false">=</mo>
      <mfrac>
        <mrow>
          <mo stretchy="false">Δ</mo>
          <mover accent="true">
            <mo stretchy="false">ϕ</mo>
            <mo stretchy="false">⃗</mo>
          </mover>
        </mrow>
        <mrow>
          <mo stretchy="false">Δ</mo>
          <mi>t</mi>
        </mrow>
      </mfrac>
    </mrow>
    <annotation encoding="StarMath 5.0">{vec %iomega}_ср ={%DELTA vec %iphi} over{%DELTA t}</annotation>
  </semantics>
</math>
</file>

<file path=Object 6/content.xml><?xml version="1.0" encoding="utf-8"?>
<math xmlns="http://www.w3.org/1998/Math/MathML">
  <semantics>
    <mrow>
      <mrow>
        <mo stretchy="false">[</mo>
        <msub>
          <mover accent="true">
            <mo stretchy="false">ω</mo>
            <mo stretchy="false">⃗</mo>
          </mover>
          <mi mathvariant="italic">ср</mi>
        </msub>
        <mo stretchy="false">]</mo>
      </mrow>
      <mo stretchy="false">=</mo>
      <mfrac>
        <mi mathvariant="italic">рад</mi>
        <mi>с</mi>
      </mfrac>
    </mrow>
    <annotation encoding="StarMath 5.0">[{vec %iomega}_ср ]={рад} over{с}</annotation>
  </semantics>
</math>
</file>

<file path=Object 7/content.xml><?xml version="1.0" encoding="utf-8"?>
<math xmlns="http://www.w3.org/1998/Math/MathML">
  <semantics>
    <mrow>
      <mo stretchy="false">Δ</mo>
      <mover accent="true">
        <mo stretchy="false">ϕ</mo>
        <mo stretchy="false">⃗</mo>
      </mover>
    </mrow>
    <annotation encoding="StarMath 5.0"> %DELTA vec %iphi</annotation>
  </semantics>
</math>
</file>

<file path=Object 8/content.xml><?xml version="1.0" encoding="utf-8"?>
<math xmlns="http://www.w3.org/1998/Math/MathML">
  <semantics>
    <mrow>
      <mrow>
        <mover accent="true">
          <mo stretchy="false">ω</mo>
          <mo stretchy="false">⃗</mo>
        </mover>
        <mo stretchy="false">=</mo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ver accent="true">
                <mo stretchy="false">ϕ</mo>
                <mo stretchy="false">⃗</mo>
              </mover>
            </mrow>
            <mrow>
              <mo stretchy="false">Δ</mo>
              <mi>t</mi>
            </mrow>
          </mfrac>
        </mrow>
      </mrow>
      <mo stretchy="false">=</mo>
      <mfrac>
        <mrow>
          <mi>d</mi>
          <mover accent="true">
            <mo stretchy="false">ϕ</mo>
            <mo stretchy="false">⃗</mo>
          </mover>
        </mrow>
        <mrow>
          <mi>d</mi>
          <mi>t</mi>
        </mrow>
      </mfrac>
    </mrow>
    <annotation encoding="StarMath 5.0">vec %iomega = lim csub{%DELTA t rightarrow 0} {{%DELTA vec %iphi}over{%DELTA t}} ={d vec %iphi }over {d t}</annotation>
  </semantics>
</math>
</file>

<file path=Object 9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